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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Listenabsatz" style:list-style-name="LFO1" style:family="paragraph"/>
    <style:style style:name="P3" style:parent-style-name="Listenabsatz" style:list-style-name="LFO1" style:family="paragraph"/>
    <style:style style:name="P4" style:parent-style-name="Listenabsatz" style:list-style-name="LFO1" style:family="paragraph"/>
    <style:style style:name="P5" style:parent-style-name="Listenabsatz" style:list-style-name="LFO1" style:family="paragraph"/>
    <style:style style:name="P6" style:parent-style-name="Listenabsatz" style:list-style-name="LFO1" style:family="paragraph"/>
    <style:style style:name="P7" style:parent-style-name="Listenabsatz" style:list-style-name="LFO1" style:family="paragraph"/>
    <style:style style:name="P8" style:parent-style-name="Listenabsatz" style:list-style-name="LFO1" style:family="paragraph"/>
    <style:style style:name="P9" style:parent-style-name="Listenabsatz" style:list-style-name="LFO1" style:family="paragraph"/>
    <style:style style:name="P10" style:parent-style-name="Listenabsatz" style:list-style-name="LFO1" style:family="paragraph"/>
    <style:style style:name="P11" style:parent-style-name="Listenabsatz" style:list-style-name="LFO1" style:family="paragraph"/>
    <style:style style:name="P12" style:parent-style-name="Listenabsatz" style:list-style-name="LFO1" style:family="paragraph"/>
    <style:style style:name="P13" style:parent-style-name="Listenabsatz" style:list-style-name="LFO1" style:family="paragraph"/>
    <style:style style:name="P14" style:parent-style-name="Listenabsatz" style:list-style-name="LFO1" style:family="paragraph"/>
    <style:style style:name="P15" style:parent-style-name="Listenabsatz" style:list-style-name="LFO1" style:family="paragraph"/>
    <style:style style:name="P16" style:parent-style-name="Listenabsatz" style:list-style-name="LFO1" style:family="paragraph"/>
    <style:style style:name="P17" style:parent-style-name="Listenabsatz" style:list-style-name="LFO1" style:family="paragraph"/>
    <style:style style:name="P18" style:parent-style-name="Listenabsatz" style:list-style-name="LFO1" style:family="paragraph"/>
    <style:style style:name="P19" style:parent-style-name="Listenabsatz" style:list-style-name="LFO1" style:family="paragraph"/>
    <style:style style:name="P20" style:parent-style-name="Listenabsatz" style:list-style-name="LFO1" style:family="paragraph"/>
    <style:style style:name="P21" style:parent-style-name="Listenabsatz" style:list-style-name="LFO1" style:family="paragraph"/>
    <style:style style:name="P22" style:parent-style-name="Listenabsatz" style:list-style-name="LFO1" style:family="paragraph"/>
    <style:style style:name="P23" style:parent-style-name="Listenabsatz" style:list-style-name="LFO1" style:family="paragraph"/>
    <style:style style:name="P24" style:parent-style-name="Listenabsatz" style:list-style-name="LFO1" style:family="paragraph"/>
    <style:style style:name="P25" style:parent-style-name="Listenabsatz" style:list-style-name="LFO1" style:family="paragraph"/>
    <style:style style:name="P26" style:parent-style-name="Listenabsatz" style:list-style-name="LFO1" style:family="paragraph"/>
    <style:style style:name="P27" style:parent-style-name="Listenabsatz" style:list-style-name="LFO1" style:family="paragraph"/>
    <style:style style:name="P28" style:parent-style-name="Listenabsatz" style:list-style-name="LFO1" style:family="paragraph"/>
    <style:style style:name="P29" style:parent-style-name="Listenabsatz" style:list-style-name="LFO1" style:family="paragraph"/>
    <style:style style:name="P30" style:parent-style-name="Listenabsatz" style:list-style-name="LFO1" style:family="paragraph"/>
    <style:style style:name="P31" style:parent-style-name="Listenabsatz" style:list-style-name="LFO1" style:family="paragraph"/>
    <style:style style:name="P32" style:parent-style-name="Listenabsatz" style:list-style-name="LFO1" style:family="paragraph"/>
    <style:style style:name="P33" style:parent-style-name="Listenabsatz" style:list-style-name="LFO1" style:family="paragraph"/>
    <style:style style:name="P34" style:parent-style-name="Listenabsatz" style:list-style-name="LFO1" style:family="paragraph"/>
    <style:style style:name="P35" style:parent-style-name="Listenabsatz" style:list-style-name="LFO1" style:family="paragraph"/>
    <style:style style:name="P36" style:parent-style-name="Listenabsatz" style:list-style-name="LFO1" style:family="paragraph"/>
    <style:style style:name="P37" style:parent-style-name="Listenabsatz" style:list-style-name="LFO1" style:family="paragraph"/>
    <style:style style:name="P38" style:parent-style-name="Listenabsatz" style:list-style-name="LFO1" style:family="paragraph"/>
    <style:style style:name="P39" style:parent-style-name="Listenabsatz" style:list-style-name="LFO1" style:family="paragraph"/>
    <style:style style:name="P40" style:parent-style-name="Listenabsatz" style:list-style-name="LFO1" style:family="paragraph"/>
    <style:style style:name="P41" style:parent-style-name="Listenabsatz" style:list-style-name="LFO1" style:family="paragraph"/>
    <style:style style:name="P42" style:parent-style-name="Listenabsatz" style:list-style-name="LFO1" style:family="paragraph"/>
    <style:style style:name="P43" style:parent-style-name="Listenabsatz" style:list-style-name="LFO1" style:family="paragraph"/>
    <style:style style:name="P44" style:parent-style-name="Listenabsatz" style:list-style-name="LFO1" style:family="paragraph"/>
    <style:style style:name="P45" style:parent-style-name="Listenabsatz" style:list-style-name="LFO1" style:family="paragraph"/>
    <style:style style:name="P46" style:parent-style-name="Listenabsatz" style:list-style-name="LFO1" style:family="paragraph"/>
    <style:style style:name="P47" style:parent-style-name="Listenabsatz" style:list-style-name="LFO1" style:family="paragraph"/>
    <style:style style:name="P48" style:parent-style-name="Listenabsatz" style:list-style-name="LFO1" style:family="paragraph"/>
    <style:style style:name="P49" style:parent-style-name="Listenabsatz" style:list-style-name="LFO1" style:family="paragraph"/>
    <style:style style:name="T50" style:parent-style-name="Absatz-Standardschriftart" style:family="text">
      <style:text-properties fo:font-weight="bold" style:font-weight-asian="bold"/>
    </style:style>
    <style:style style:name="P51" style:parent-style-name="Listenabsatz" style:list-style-name="LFO6" style:family="paragraph"/>
    <style:style style:name="P52" style:parent-style-name="Listenabsatz" style:list-style-name="LFO6" style:family="paragraph"/>
    <style:style style:name="T53" style:parent-style-name="Absatz-Standardschriftart" style:family="text">
      <style:text-properties fo:font-weight="bold" style:font-weight-asian="bold"/>
    </style:style>
    <style:style style:name="P54" style:parent-style-name="Listenabsatz" style:list-style-name="LFO6" style:family="paragraph"/>
    <style:style style:name="T55" style:parent-style-name="Absatz-Standardschriftart" style:family="text">
      <style:text-properties fo:font-weight="bold" style:font-weight-asian="bold"/>
    </style:style>
    <style:style style:name="T56" style:parent-style-name="Absatz-Standardschriftart" style:family="text">
      <style:text-properties fo:font-weight="bold" style:font-weight-asian="bold"/>
    </style:style>
    <style:style style:name="P57" style:parent-style-name="Listenabsatz" style:list-style-name="LFO7" style:family="paragraph"/>
    <style:style style:name="P58" style:parent-style-name="Standard" style:family="paragraph">
      <style:text-properties fo:font-weight="bold" style:font-weight-asian="bold"/>
    </style:style>
    <style:style style:name="T59" style:parent-style-name="Absatz-Standardschriftart" style:family="text">
      <style:text-properties fo:font-weight="bold" style:font-weight-asian="bold"/>
    </style:style>
    <style:style style:name="T60" style:parent-style-name="Absatz-Standardschriftart" style:family="text">
      <style:text-properties fo:font-weight="bold" style:font-weight-asian="bold"/>
    </style:style>
    <style:style style:name="P61" style:parent-style-name="Listenabsatz" style:list-style-name="LFO6" style:family="paragraph"/>
    <style:style style:name="P62" style:parent-style-name="Listenabsatz" style:list-style-name="LFO6" style:family="paragraph"/>
    <style:style style:name="T63" style:parent-style-name="Absatz-Standardschriftart" style:family="text">
      <style:text-properties fo:font-weight="bold" style:font-weight-asian="bold"/>
    </style:style>
    <style:style style:name="T64" style:parent-style-name="Absatz-Standardschriftart" style:family="text">
      <style:text-properties fo:font-weight="bold" style:font-weight-asian="bold"/>
    </style:style>
    <style:style style:name="P65" style:parent-style-name="Listenabsatz" style:list-style-name="LFO6" style:family="paragraph"/>
    <style:style style:name="P66" style:parent-style-name="Standard" style:family="paragraph">
      <style:text-properties fo:font-weight="bold" style:font-weight-asian="bold"/>
    </style:style>
    <style:style style:name="T67" style:parent-style-name="Absatz-Standardschriftart" style:family="text">
      <style:text-properties fo:font-weight="bold" style:font-weight-asian="bold"/>
    </style:style>
    <style:style style:name="P68" style:parent-style-name="Standard" style:family="paragraph">
      <style:paragraph-properties fo:text-align="justify"/>
    </style:style>
    <style:style style:name="P69" style:parent-style-name="Listenabsatz" style:list-style-name="LFO6" style:family="paragraph">
      <style:paragraph-properties fo:text-align="justify"/>
    </style:style>
    <style:style style:name="P70" style:parent-style-name="Listenabsatz" style:list-style-name="LFO6" style:family="paragraph">
      <style:paragraph-properties fo:text-align="justify"/>
    </style:style>
    <style:style style:name="P71" style:parent-style-name="Standard" style:family="paragraph">
      <style:paragraph-properties fo:text-align="justify"/>
    </style:style>
    <style:style style:name="P72" style:parent-style-name="Standard" style:family="paragraph">
      <style:paragraph-properties fo:text-align="justify"/>
    </style:style>
    <style:style style:name="T73" style:parent-style-name="Absatz-Standardschriftart" style:family="text">
      <style:text-properties fo:font-weight="bold" style:font-weight-asian="bold"/>
    </style:style>
    <style:style style:name="T74" style:parent-style-name="Absatz-Standardschriftart" style:family="text">
      <style:text-properties fo:font-weight="bold" style:font-weight-asian="bold"/>
    </style:style>
    <style:style style:name="P75" style:parent-style-name="Listenabsatz" style:list-style-name="LFO6" style:family="paragraph"/>
    <style:style style:name="P76" style:parent-style-name="Listenabsatz" style:list-style-name="LFO6" style:family="paragraph"/>
    <style:style style:name="T77" style:parent-style-name="Absatz-Standardschriftart" style:family="text">
      <style:text-properties fo:font-weight="bold" style:font-weight-asian="bold"/>
    </style:style>
    <style:style style:name="P78" style:parent-style-name="Listenabsatz" style:list-style-name="LFO6" style:family="paragraph"/>
    <style:style style:name="T79" style:parent-style-name="Absatz-Standardschriftart" style:family="text">
      <style:text-properties fo:font-weight="bold" style:font-weight-asian="bold"/>
    </style:style>
    <style:style style:name="P80" style:parent-style-name="Listenabsatz" style:list-style-name="LFO6" style:family="paragraph"/>
    <style:style style:name="T81" style:parent-style-name="Absatz-Standardschriftart" style:family="text">
      <style:text-properties fo:font-weight="bold" style:font-weight-asian="bold"/>
    </style:style>
    <style:style style:name="T82" style:parent-style-name="Absatz-Standardschriftart" style:family="text">
      <style:text-properties fo:font-weight="bold" style:font-weight-asian="bold"/>
    </style:style>
    <style:style style:name="P83" style:parent-style-name="Listenabsatz" style:list-style-name="LFO6" style:family="paragraph"/>
    <style:style style:name="P84" style:parent-style-name="Listenabsatz" style:family="paragraph">
      <style:text-properties fo:font-weight="bold" style:font-weight-asian="bold"/>
    </style:style>
    <style:style style:name="T85" style:parent-style-name="Absatz-Standardschriftart" style:family="text">
      <style:text-properties fo:font-weight="bold" style:font-weight-asian="bold"/>
    </style:style>
    <style:style style:name="T86" style:parent-style-name="Absatz-Standardschriftart" style:family="text">
      <style:text-properties fo:font-weight="bold" style:font-weight-asian="bold"/>
    </style:style>
    <style:style style:name="P87" style:parent-style-name="Listenabsatz" style:list-style-name="LFO2" style:family="paragraph"/>
    <style:style style:name="P88" style:parent-style-name="Listenabsatz" style:list-style-name="LFO2" style:family="paragraph"/>
    <style:style style:name="P89" style:parent-style-name="Listenabsatz" style:list-style-name="LFO2" style:family="paragraph"/>
    <style:style style:name="P90" style:parent-style-name="Listenabsatz" style:list-style-name="LFO2" style:family="paragraph"/>
    <style:style style:name="P91" style:parent-style-name="Listenabsatz" style:list-style-name="LFO2" style:family="paragraph"/>
    <style:style style:name="P92" style:parent-style-name="Listenabsatz" style:list-style-name="LFO2" style:family="paragraph"/>
    <style:style style:name="P93" style:parent-style-name="Listenabsatz" style:list-style-name="LFO2" style:family="paragraph"/>
    <style:style style:name="P94" style:parent-style-name="Listenabsatz" style:list-style-name="LFO2" style:family="paragraph"/>
    <style:style style:name="P95" style:parent-style-name="Listenabsatz" style:list-style-name="LFO2" style:family="paragraph"/>
    <style:style style:name="P96" style:parent-style-name="Listenabsatz" style:list-style-name="LFO3" style:family="paragraph"/>
    <style:style style:name="P97" style:parent-style-name="Listenabsatz" style:list-style-name="LFO4" style:family="paragraph"/>
    <style:style style:name="P98" style:parent-style-name="Listenabsatz" style:list-style-name="LFO4" style:family="paragraph"/>
    <style:style style:name="P99" style:parent-style-name="Listenabsatz" style:list-style-name="LFO4" style:family="paragraph"/>
    <style:style style:name="P100" style:parent-style-name="Listenabsatz" style:list-style-name="LFO4" style:family="paragraph"/>
    <style:style style:name="P101" style:parent-style-name="Listenabsatz" style:list-style-name="LFO5" style:family="paragraph"/>
    <style:style style:name="P102" style:parent-style-name="Listenabsatz" style:list-style-name="LFO5" style:family="paragraph"/>
    <style:style style:name="P103" style:parent-style-name="Listenabsatz" style:list-style-name="LFO5" style:family="paragraph"/>
    <style:style style:name="P104" style:parent-style-name="Listenabsatz" style:list-style-name="LFO5" style:family="paragraph"/>
    <style:style style:name="P105" style:parent-style-name="Listenabsatz" style:list-style-name="LFO5" style:family="paragraph"/>
    <style:style style:name="P106" style:parent-style-name="Listenabsatz" style:list-style-name="LFO5" style:family="paragraph"/>
    <style:style style:name="P107" style:parent-style-name="Listenabsatz" style:list-style-name="LFO5" style:family="paragraph"/>
    <style:style style:name="P108" style:parent-style-name="Listenabsatz" style:list-style-name="LFO5" style:family="paragraph"/>
    <style:style style:name="P109" style:parent-style-name="Listenabsatz" style:list-style-name="LFO5" style:family="paragraph"/>
    <style:style style:name="P110" style:parent-style-name="Listenabsatz" style:list-style-name="LFO5" style:family="paragraph"/>
    <style:style style:name="P111" style:parent-style-name="Listenabsatz" style:list-style-name="LFO5" style:family="paragraph"/>
    <style:style style:name="P112" style:parent-style-name="Listenabsatz" style:list-style-name="LFO5" style:family="paragraph"/>
    <style:style style:name="P113" style:parent-style-name="Listenabsatz" style:list-style-name="LFO5" style:family="paragraph"/>
    <style:style style:name="P114" style:parent-style-name="Listenabsatz" style:list-style-name="LFO5" style:family="paragraph"/>
    <style:style style:name="P115" style:parent-style-name="Listenabsatz" style:list-style-name="LFO5" style:family="paragraph"/>
    <style:style style:name="P116" style:parent-style-name="Listenabsatz" style:list-style-name="LFO5" style:family="paragraph"/>
    <style:style style:name="P117" style:parent-style-name="Listenabsatz" style:list-style-name="LFO5" style:family="paragraph"/>
    <style:style style:name="P118" style:parent-style-name="Listenabsatz" style:list-style-name="LFO5" style:family="paragraph"/>
    <style:style style:name="P119" style:parent-style-name="Listenabsatz" style:list-style-name="LFO5" style:family="paragraph"/>
    <style:style style:name="P120" style:parent-style-name="Listenabsatz" style:list-style-name="LFO5" style:family="paragraph"/>
    <style:style style:name="P121" style:parent-style-name="Listenabsatz" style:list-style-name="LFO5" style:family="paragraph"/>
    <style:style style:name="P122" style:parent-style-name="Listenabsatz" style:list-style-name="LFO5" style:family="paragraph"/>
    <style:style style:name="P123" style:parent-style-name="Listenabsatz" style:list-style-name="LFO5" style:family="paragraph"/>
    <style:style style:name="P124" style:parent-style-name="Listenabsatz" style:list-style-name="LFO5" style:family="paragraph"/>
    <style:style style:name="P125" style:parent-style-name="Listenabsatz" style:list-style-name="LFO5" style:family="paragraph"/>
    <style:style style:name="P126" style:parent-style-name="Listenabsatz" style:list-style-name="LFO5" style:family="paragraph"/>
    <style:style style:name="P127" style:parent-style-name="Listenabsatz" style:list-style-name="LFO5" style:family="paragraph"/>
    <style:style style:name="P128" style:parent-style-name="Listenabsatz" style:list-style-name="LFO5" style:family="paragraph"/>
    <style:style style:name="P129" style:parent-style-name="Listenabsatz" style:list-style-name="LFO5" style:family="paragraph"/>
    <style:style style:name="P130" style:parent-style-name="Listenabsatz" style:list-style-name="LFO5" style:family="paragraph"/>
    <style:style style:name="P131" style:parent-style-name="Listenabsatz" style:list-style-name="LFO5" style:family="paragraph"/>
    <style:style style:name="P132" style:parent-style-name="Listenabsatz" style:list-style-name="LFO5" style:family="paragraph"/>
    <style:style style:name="P133" style:parent-style-name="Listenabsatz" style:list-style-name="LFO5" style:family="paragraph"/>
    <style:style style:name="P134" style:parent-style-name="Listenabsatz" style:list-style-name="LFO5" style:family="paragraph"/>
    <style:style style:name="P135" style:parent-style-name="Listenabsatz" style:list-style-name="LFO5" style:family="paragraph"/>
    <style:style style:name="P136" style:parent-style-name="Listenabsatz" style:list-style-name="LFO5" style:family="paragraph"/>
    <style:style style:name="P137" style:parent-style-name="Listenabsatz" style:list-style-name="LFO5" style:family="paragraph"/>
    <style:style style:name="P138" style:parent-style-name="Listenabsatz" style:list-style-name="LFO5" style:family="paragraph"/>
    <style:style style:name="P139" style:parent-style-name="Listenabsatz" style:list-style-name="LFO5" style:family="paragraph"/>
    <style:style style:name="P140" style:parent-style-name="Listenabsatz" style:list-style-name="LFO5" style:family="paragraph"/>
  </office:automatic-styles>
  <office:body>
    <office:text text:use-soft-page-breaks="true">
      <text:p text:style-name="P1">Planung</text:p>
      <text:p text:style-name="Standard">Nötige teile:</text:p>
      <text:list text:style-name="LFO1" text:continue-numbering="true">
        <text:list-item>
          <text:p text:style-name="P2">Akku</text:p>
          <text:list text:continue-numbering="true">
            <text:list-item>
              <text:p text:style-name="P3">12V</text:p>
            </text:list-item>
            <text:list-item>
              <text:p text:style-name="P4">Ladeadapter OnBoard</text:p>
            </text:list-item>
            <text:list-item>
              <text:p text:style-name="P5">Genug Strom für 20mx20m</text:p>
            </text:list-item>
          </text:list>
        </text:list-item>
        <text:list-item>
          <text:p text:style-name="P6">Motoren</text:p>
          <text:list text:continue-numbering="true">
            <text:list-item>
              <text:p text:style-name="P7">Schrittmotoren</text:p>
            </text:list-item>
            <text:list-item>
              <text:p text:style-name="P8">12V</text:p>
            </text:list-item>
          </text:list>
        </text:list-item>
        <text:list-item>
          <text:p text:style-name="P9">Lidar</text:p>
          <text:list text:continue-numbering="true">
            <text:list-item>
              <text:p text:style-name="P10">Laser</text:p>
            </text:list-item>
            <text:list-item>
              <text:p text:style-name="P11">Servos</text:p>
              <text:list text:continue-numbering="true">
                <text:list-item>
                  <text:p text:style-name="P12">5V/12V</text:p>
                </text:list-item>
                <text:list-item>
                  <text:p text:style-name="P13">Genauigkeit vor Tempo</text:p>
                </text:list-item>
              </text:list>
            </text:list-item>
          </text:list>
        </text:list-item>
        <text:list-item>
          <text:p text:style-name="P14">Hinderniserkennung</text:p>
          <text:list text:continue-numbering="true">
            <text:list-item>
              <text:p text:style-name="P15">Ultraschallsensor?</text:p>
            </text:list-item>
          </text:list>
        </text:list-item>
        <text:list-item>
          <text:p text:style-name="P16">Treppen/Fall Vermeidung</text:p>
          <text:list text:continue-numbering="true">
            <text:list-item>
              <text:p text:style-name="P17">Infrarot<text:s/>Reflektion Lichtschranke</text:p>
            </text:list-item>
          </text:list>
        </text:list-item>
        <text:list-item>
          <text:p text:style-name="P18">Ketten</text:p>
          <text:list text:continue-numbering="true">
            <text:list-item>
              <text:p text:style-name="P19">Glatter wie nicht glatter Untergrund</text:p>
            </text:list-item>
          </text:list>
        </text:list-item>
        <text:list-item>
          <text:p text:style-name="P20">LaserMausSensor</text:p>
          <text:list text:continue-numbering="true">
            <text:list-item>
              <text:p text:style-name="P21">adns-9800 laser mouse</text:p>
            </text:list-item>
          </text:list>
        </text:list-item>
        <text:list-item>
          <text:p text:style-name="P22">Platine</text:p>
          <text:list text:continue-numbering="true">
            <text:list-item>
              <text:p text:style-name="P23">Spannungswandler</text:p>
              <text:list text:continue-numbering="true">
                <text:list-item>
                  <text:p text:style-name="P24">12V -&gt; 5V</text:p>
                </text:list-item>
              </text:list>
            </text:list-item>
            <text:list-item>
              <text:p text:style-name="P25">Motortreiber/Servotreiber</text:p>
              <text:list text:continue-numbering="true">
                <text:list-item>
                  <text:p text:style-name="P26">12V</text:p>
                </text:list-item>
              </text:list>
            </text:list-item>
            <text:list-item>
              <text:p text:style-name="P27">Batterieschutz</text:p>
              <text:list text:continue-numbering="true">
                <text:list-item>
                  <text:p text:style-name="P28">Lade/Entlade/Kurzschluss/Überspannung</text:p>
                </text:list-item>
              </text:list>
            </text:list-item>
            <text:list-item>
              <text:p text:style-name="P29">Akkuladekreis</text:p>
            </text:list-item>
            <text:list-item>
              <text:p text:style-name="P30">Ladeanzeige</text:p>
              <text:list text:continue-numbering="true">
                <text:list-item>
                  <text:p text:style-name="P31">5 Leds</text:p>
                </text:list-item>
              </text:list>
            </text:list-item>
          </text:list>
        </text:list-item>
        <text:list-item>
          <text:p text:style-name="P32">Microcontroller</text:p>
          <text:list text:continue-numbering="true">
            <text:list-item>
              <text:p text:style-name="P33">Wlan-Host</text:p>
            </text:list-item>
            <text:list-item>
              <text:p text:style-name="P34">Host für Webseite (Rechenleistung)</text:p>
            </text:list-item>
          </text:list>
        </text:list-item>
        <text:list-item>
          <text:p text:style-name="P35">Led</text:p>
          <text:list text:continue-numbering="true">
            <text:list-item>
              <text:p text:style-name="P36">Status</text:p>
              <text:list text:continue-numbering="true">
                <text:list-item>
                  <text:p text:style-name="P37">Ladestand?</text:p>
                </text:list-item>
              </text:list>
            </text:list-item>
            <text:list-item>
              <text:p text:style-name="P38">Designe</text:p>
            </text:list-item>
            <text:list-item>
              <text:p text:style-name="P39">…</text:p>
            </text:list-item>
          </text:list>
        </text:list-item>
        <text:list-item>
          <text:p text:style-name="P40">Knöpfe</text:p>
          <text:list text:continue-numbering="true">
            <text:list-item>
              <text:p text:style-name="P41">An/Aus</text:p>
            </text:list-item>
            <text:list-item>
              <text:p text:style-name="P42">Start/Stopp</text:p>
            </text:list-item>
            <text:list-item>
              <text:p text:style-name="P43">Ladestand</text:p>
            </text:list-item>
            <text:list-item>
              <text:p text:style-name="P44">Cash leeren</text:p>
            </text:list-item>
            <text:list-item>
              <text:p text:style-name="P45">Restart</text:p>
            </text:list-item>
          </text:list>
        </text:list-item>
        <text:list-item>
          <text:p text:style-name="P46">Webseite</text:p>
          <text:list text:continue-numbering="true">
            <text:list-item>
              <text:p text:style-name="P47">Start/Stopp</text:p>
            </text:list-item>
          </text:list>
        </text:list-item>
        <text:list-item>
          <text:p text:style-name="P48">SD-Karte/Speichererweiterung</text:p>
        </text:list-item>
        <text:list-item>
          <text:p text:style-name="P49">Es geht runter Sensor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<text:span text:style-name="T50">Motoren:</text:span><text:s/><text:a xlink:href="https://www.amazon.de/MVPOWER-Schrittmotor-Stepper-Phase-4-Stepping/dp/B07CZHLKTC/" office:target-frame-name="_top" xlink:show="replace"><text:span text:style-name="Hyperlink">https://www.</text:span><text:bookmark-start text:name="_Hlt69041065"/><text:bookmark-start text:name="_Hlt69041066"/><text:span text:style-name="Hyperlink">a</text:span><text:bookmark-end text:name="_Hlt69041065"/><text:bookmark-end text:name="_Hlt69041066"/><text:span text:style-name="Hyperlink">mazon.de/MVPOWER-Schrittmotor-Stepper-Phase-4-Stepping/dp/B07CZH</text:span><text:bookmark-start text:name="_Hlt69035587"/><text:bookmark-start text:name="_Hlt69035588"/><text:span text:style-name="Hyperlink">L</text:span><text:bookmark-end text:name="_Hlt69035587"/><text:bookmark-end text:name="_Hlt69035588"/><text:span text:style-name="Hyperlink">KTC/</text:span></text:a></text:p>
      <text:list text:style-name="LFO6" text:continue-numbering="true">
        <text:list-item>
          <text:p text:style-name="P51">1.5 A | 2.4 V<text:s/></text:p>
        </text:list-item>
        <text:list-item>
          <text:p text:style-name="P52">35€<text:s/>| 5 Motoren | 2 pro Roboter</text:p>
        </text:list-item>
      </text:list>
      <text:p text:style-name="Standard"/>
      <text:p text:style-name="Standard"><text:span text:style-name="T53">Motortreiber:</text:span><text:s/><text:a xlink:href="https://www.amazon.de/AZDelivery-A4988-Schrittmotor-Treiber-Modul-K%C3%BChlk%C3%B6rper-inklusive/dp/B083V59HTB/?th=1" office:target-frame-name="_top" xlink:show="replace"><text:span text:style-name="Hyperlink">https://www.am</text:span><text:bookmark-start text:name="_Hlt69035824"/><text:bookmark-start text:name="_Hlt69035825"/><text:span text:style-name="Hyperlink">a</text:span><text:bookmark-end text:name="_Hlt69035824"/><text:bookmark-end text:name="_Hlt69035825"/><text:span text:style-name="Hyperlink">zon.de/A</text:span><text:bookmark-start text:name="_Hlt69035306"/><text:bookmark-start text:name="_Hlt69035307"/><text:span text:style-name="Hyperlink">Z</text:span><text:bookmark-end text:name="_Hlt69035306"/><text:bookmark-end text:name="_Hlt69035307"/><text:span text:style-name="Hyperlink">Delivery-A4988-Schrittmotor-Treiber-Modul-K%C3%BChlk%C3%B6rper-inklusive/dp/B083V5</text:span><text:bookmark-start text:name="_Hlt69040903"/><text:bookmark-start text:name="_Hlt69040904"/><text:span text:style-name="Hyperlink">9</text:span><text:bookmark-end text:name="_Hlt69040903"/><text:bookmark-end text:name="_Hlt69040904"/><text:span text:style-name="Hyperlink">HTB/?th=1</text:span></text:a><text:s/></text:p>
      <text:p text:style-name="Standard">Datenblatt:<text:s/><text:a xlink:href="https://www.pololu.com/file/0J450/a4988_DMOS_microstepping_driver_with_translator.pdf" office:target-frame-name="_top" xlink:show="replace"><text:span text:style-name="Hyperlink">https://www.pololu.com/file/0J450/a4988_DMOS_microstepping_driver_with_translator.pdf</text:span></text:a></text:p>
      <text:list text:style-name="LFO6" text:continue-numbering="true">
        <text:list-item>
          <text:p text:style-name="P54">9€<text:s/>| 5 Motortreiber | 2 pro Roboter</text:p>
        </text:list-item>
      </text:list>
      <text:p text:style-name="Standard"/>
      <text:p text:style-name="Standard"><text:span text:style-name="T55">Servo<text:s/></text:span><text:span text:style-name="T56">Motor:<text:s/></text:span>Problem keinen richtigen 360° Servo gefunden</text:p>
      <text:list text:style-name="LFO7" text:continue-numbering="true">
        <text:list-item>
          <text:p text:style-name="P57">Daher weggeworfen | Eigenbau Poti mit DC Motor</text:p>
        </text:list-item>
      </text:list>
      <text:p text:style-name="P58"/>
      <text:p text:style-name="Standard"><text:span text:style-name="T59">DC Motor:</text:span><text:span text:style-name="T60"><text:s/></text:span>Kreisdrehung<text:s/><text:a xlink:href="https://www.amazon.de/Yosoo-Drehmoment-Getriebemotor-Getriebe-Spielzeug/dp/B01BBSXDJ4/" office:target-frame-name="_top" xlink:show="replace"><text:span text:style-name="Hyperlink">https://www.</text:span><text:bookmark-start text:name="_Hlt69039647"/><text:bookmark-start text:name="_Hlt69039648"/><text:span text:style-name="Hyperlink">a</text:span><text:bookmark-start text:name="_Hlt69038904"/><text:bookmark-start text:name="_Hlt69038905"/><text:bookmark-end text:name="_Hlt69039647"/><text:bookmark-end text:name="_Hlt69039648"/><text:span text:style-name="Hyperlink">m</text:span><text:bookmark-end text:name="_Hlt69038904"/><text:bookmark-end text:name="_Hlt69038905"/><text:span text:style-name="Hyperlink">azon.de</text:span><text:bookmark-start text:name="_Hlt69039040"/><text:bookmark-start text:name="_Hlt69039041"/><text:span text:style-name="Hyperlink">/</text:span><text:bookmark-end text:name="_Hlt69039040"/><text:bookmark-end text:name="_Hlt69039041"/><text:span text:style-name="Hyperlink">Yosoo-Drehmoment-Getriebemotor-Getriebe-Spielzeug/dp/B01BBSXDJ4/</text:span></text:a></text:p>
      <text:list text:style-name="LFO6" text:continue-numbering="true">
        <text:list-item>
          <text:p text:style-name="P61">12V<text:s/>| ca.100 ma.</text:p>
        </text:list-item>
        <text:list-item>
          <text:p text:style-name="P62">6,60€ | 1 Motor | 1 Motor pro Roboter</text:p>
        </text:list-item>
      </text:list>
      <text:p text:style-name="Standard"><text:span text:style-name="T63">DC Motortreiber:</text:span><text:span text:style-name="T64"><text:s/></text:span><text:a xlink:href="https://www.amazon.de/Bridge-Driver-Stepper-Controller-Arduino/dp/B077NY9RY6" office:target-frame-name="_top" xlink:show="replace"><text:span text:style-name="Hyperlink">https://www.amazon.de/Bridge-Driver-Stepper-Controller-Arduino/dp/B077NY9RY6</text:span></text:a></text:p>
      <text:list text:style-name="LFO6" text:continue-numbering="true">
        <text:list-item>
          <text:p text:style-name="P65">9€ | 2 Treiber | 1 Treiber pro Roboter</text:p>
        </text:list-item>
      </text:list>
      <text:p text:style-name="Standard"/>
      <text:p text:style-name="P66"/>
      <text:p text:style-name="Standard"><text:span text:style-name="T67">Laser Entfernungsmessung:</text:span><text:s/><text:a xlink:href="https://www.mouser.de/ProductDetail/Seeed-Studio/101990656?qs=vmHwEFxEFR%2FGuLjB%252BDw9Gg%3D%3D&amp;mgh=1&amp;vip=1&amp;gclid=CjwKCAjwvMqDBhB8EiwA2iSmPHckats1516MAsosHdKanm7k8JYT1LxcsK3jyeX-C_72E6PC9cVtvhoCHQwQAvD_BwE" office:target-frame-name="_top" xlink:show="replace"><text:span text:style-name="Hyperlink">https://www.mouser.de/ProductDetail/Seeed-Studio/101990656?qs=vmHwEFxEFR%2FGuLjB%252BDw9Gg%3D%3D&amp;mgh=1&amp;vip=1&amp;gclid=CjwKCAjwvMqDBhB8EiwA2iSmPHckats1516MAsosHdKanm7k8JYT1LxcsK3jyeX-C_72E6PC9cVtvhoCHQwQAvD_BwE</text:span></text:a></text:p>
      <text:p text:style-name="P68">Datenblatt:<text:s/><text:a xlink:href="https://www.mouser.de/datasheet/2/744/SJ-GU-TF-luna-A01_2bDatasheet-1841241.pdf" office:target-frame-name="_top" xlink:show="replace"><text:span text:style-name="Hyperlink">https://www.mouser.de/datasheet/2/744/SJ-GU-TF-luna-A01_2bDatasheet-1841241.pdf</text:span></text:a></text:p>
      <text:list text:style-name="LFO6" text:continue-numbering="true">
        <text:list-item>
          <text:p text:style-name="P69">18€<text:s/>| ein Abstandsmesser | 1 pro Roboter</text:p>
        </text:list-item>
        <text:list-item>
          <text:p text:style-name="P70">5V | 3,3V Signal | 70ma</text:p>
        </text:list-item>
      </text:list>
      <text:p text:style-name="P71"/>
      <text:p text:style-name="P72"/>
      <text:p text:style-name="Standard"><text:span text:style-name="T73">Ultraschallsensoren:</text:span><text:span text:style-name="T74"><text:s/></text:span><text:a xlink:href="https://www.amazon.de/HC-SR04-Ultraschall-Modul-Entfernungssensor-Raspberry-MEGA2560-blau/dp/B081PZF4T3/" office:target-frame-name="_top" xlink:show="replace"><text:span text:style-name="Hyperlink">https://www.amazon.de/HC-SR04-Ultraschall-Modul-Entfernungssensor-Raspberry-MEGA2560-blau/dp/B</text:span><text:bookmark-start text:name="_Hlt69039737"/><text:bookmark-start text:name="_Hlt69039738"/><text:span text:style-name="Hyperlink">0</text:span><text:bookmark-end text:name="_Hlt69039737"/><text:bookmark-end text:name="_Hlt69039738"/><text:span text:style-name="Hyperlink">81PZF4T3/</text:span></text:a></text:p>
      <text:list text:style-name="LFO6" text:continue-numbering="true">
        <text:list-item>
          <text:p text:style-name="P75">7€ | 5 Ultraschall | 2 pro Roboter</text:p>
        </text:list-item>
        <text:list-item>
          <text:p text:style-name="P76">5V</text:p>
        </text:list-item>
      </text:list>
      <text:p text:style-name="Standard"/>
      <text:p text:style-name="Standard"><text:span text:style-name="T77">Boden Abstandsmesser</text:span><text:s/>| Infrarot Lichtschranke:<text:s/><text:a xlink:href="https://www.amazon.de/MissBirdler-TCRT5000-Lichtschranke-Reflexlichtschranke-Raspberry/dp/B07Q3X9J2V/" office:target-frame-name="_top" xlink:show="replace"><text:span text:style-name="Hyperlink">https://www.amazon.de/MissBirdler-TCRT5000-Lichtschranke-Reflexlichtschranke-Raspberry/dp/B07Q3X9J2V/</text:span></text:a></text:p>
      <text:list text:style-name="LFO6" text:continue-numbering="true">
        <text:list-item>
          <text:p text:style-name="P78">6 € | 2 im Angebot | 4 pro Roboter -&gt; 12 €</text:p>
        </text:list-item>
      </text:list>
      <text:p text:style-name="Standard"><text:span text:style-name="T79">Maus Sensor:</text:span><text:s/><text:a xlink:href="https://de.aliexpress.com/item/4000354356293.html?" office:target-frame-name="_top" xlink:show="replace"><text:span text:style-name="Hyperlink">https://de.aliexpress.com/item/4000354356293.</text:span><text:bookmark-start text:name="_Hlt69040287"/><text:bookmark-start text:name="_Hlt69040288"/><text:span text:style-name="Hyperlink">h</text:span><text:bookmark-end text:name="_Hlt69040287"/><text:bookmark-end text:name="_Hlt69040288"/><text:span text:style-name="Hyperlink">tml?</text:span></text:a><text:s/></text:p>
      <text:list text:style-name="LFO6" text:continue-numbering="true">
        <text:list-item>
          <text:p text:style-name="P80">5€ | 1 im kauf | 1 pro Roboter</text:p>
        </text:list-item>
      </text:list>
      <text:p text:style-name="Standard"/>
      <text:p text:style-name="Standard"><text:span text:style-name="T81">SD Karten Reader</text:span><text:span text:style-name="T82">:<text:s/></text:span><text:a xlink:href="https://www.amazon.de/AZDelivery-Reader-Speicher-Memory-Arduino/dp/B077MCQS9P/" office:target-frame-name="_top" xlink:show="replace"><text:span text:style-name="Hyperlink">https://www.amazon.de/AZDelivery-Reader-Speicher-Memory-Arduino/dp/B077MCQS9P/</text:span></text:a></text:p>
      <text:list text:style-name="LFO6" text:continue-numbering="true">
        <text:list-item>
          <text:p text:style-name="P83">6€ | für 3 | 1 pro Roboter</text:p>
        </text:list-item>
      </text:list>
      <text:p text:style-name="P84"/>
      <text:p text:style-name="Standard"><text:span text:style-name="T85">SD Karte:</text:span><text:span text:style-name="T86"><text:s/></text:span>Laden</text:p>
      <text:p text:style-name="Standard"/>
      <text:p text:style-name="Standard"/>
      <text:p text:style-name="Standard">Tabelle:</text:p>
      <text:p text:style-name="Standard">Komponente | Preis | Anzahl | Anzahl im Roboter | Kauf link | Datenblattlink|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Ziele:</text:p>
      <text:list text:style-name="LFO2" text:continue-numbering="true">
        <text:list-item>
          <text:p text:style-name="P87">Autonom Fahren</text:p>
        </text:list-item>
        <text:list-item>
          <text:p text:style-name="P88">20mx20m Fahrbereich</text:p>
        </text:list-item>
        <text:list-item>
          <text:p text:style-name="P89">Webseite Hosting mit raum Darstellungen</text:p>
        </text:list-item>
        <text:list-item>
          <text:p text:style-name="P90">Hindernisse erkennen</text:p>
        </text:list-item>
        <text:list-item>
          <text:p text:style-name="P91">Treppen/Fall Vermeidung</text:p>
        </text:list-item>
        <text:list-item>
          <text:p text:style-name="P92">Hindernisse und fall stellen dynamisch eintragen</text:p>
        </text:list-item>
        <text:list-item>
          <text:p text:style-name="P93">Alles OnBoard</text:p>
        </text:list-item>
        <text:list-item>
          <text:p text:style-name="P94">Fernsteuerung über Web interface</text:p>
        </text:list-item>
        <text:list-item>
          <text:p text:style-name="P95">Entfernung Messung über LiDAR</text:p>
        </text:list-item>
      </text:list>
      <text:p text:style-name="Standard">Optionale Ziele:</text:p>
      <text:list text:style-name="LFO3" text:continue-numbering="true">
        <text:list-item>
          <text:p text:style-name="P96">Miniatur tanz Animation</text:p>
        </text:list-item>
      </text:list>
      <text:list text:style-name="LFO4" text:continue-numbering="true">
        <text:list-item>
          <text:p text:style-name="P97">Manuelle punkt Positionierung</text:p>
        </text:list-item>
        <text:list-item>
          <text:p text:style-name="P98">Webseite mit Rohdaten in Echtzeit</text:p>
        </text:list-item>
        <text:list-item>
          <text:p text:style-name="P99">Scann Logik mit punkt Priorisierung</text:p>
        </text:list-item>
        <text:list-item>
          <text:p text:style-name="P100">Geplante/Alte Bewegungen darstellen (Webseite/Leds)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Meilensteine:</text:p>
      <text:list text:style-name="LFO5" text:continue-numbering="true">
        <text:list-item>
          <text:p text:style-name="P101">Roboter ist fertig</text:p>
          <text:list text:continue-numbering="true">
            <text:list-item>
              <text:p text:style-name="P102">Hardware ist fertig</text:p>
              <text:list text:continue-numbering="true">
                <text:list-item>
                  <text:p text:style-name="P103">Spannungsversorgung</text:p>
                  <text:list text:continue-numbering="true">
                    <text:list-item>
                      <text:p text:style-name="P104">Batterie Strom</text:p>
                    </text:list-item>
                    <text:list-item>
                      <text:p text:style-name="P105">5V Leitung</text:p>
                    </text:list-item>
                    <text:list-item>
                      <text:p text:style-name="P106">Ladevorgang</text:p>
                    </text:list-item>
                    <text:list-item>
                      <text:p text:style-name="P107">Schutzelektronik</text:p>
                    </text:list-item>
                  </text:list>
                </text:list-item>
                <text:list-item>
                  <text:p text:style-name="P108">Platine</text:p>
                  <text:list text:continue-numbering="true">
                    <text:list-item>
                      <text:p text:style-name="P109">Alle Teile sind geplant/vorhanden</text:p>
                      <text:list text:continue-numbering="true">
                        <text:list-item>
                          <text:p text:style-name="P110">Einzelkomponenten funktionieren</text:p>
                        </text:list-item>
                      </text:list>
                    </text:list-item>
                    <text:list-item>
                      <text:p text:style-name="P111">Platine ist geplant und getestet</text:p>
                    </text:list-item>
                  </text:list>
                </text:list-item>
                <text:list-item>
                  <text:p text:style-name="P112">LiDAR</text:p>
                  <text:soft-page-break/>
                  <text:list text:continue-numbering="true">
                    <text:list-item>
                      <text:p text:style-name="P113">Sensor<text:s/>vorhanden/funktionsfähig</text:p>
                    </text:list-item>
                    <text:list-item>
                      <text:p text:style-name="P114">Servos funktionsfähig</text:p>
                    </text:list-item>
                    <text:list-item>
                      <text:p text:style-name="P115">3D Modell für Halterung fertig/gedruckt und passend</text:p>
                    </text:list-item>
                  </text:list>
                </text:list-item>
                <text:list-item>
                  <text:p text:style-name="P116">Eventuelle 3D Komponenten</text:p>
                  <text:list text:continue-numbering="true">
                    <text:list-item>
                      <text:p text:style-name="P117">Komponenten/ Halterungen modelliert</text:p>
                    </text:list-item>
                    <text:list-item>
                      <text:p text:style-name="P118">Komponenten/ Halterungen gedruckt und passend</text:p>
                    </text:list-item>
                  </text:list>
                </text:list-item>
                <text:list-item>
                  <text:p text:style-name="P119">Roboter Zusammenbau</text:p>
                </text:list-item>
              </text:list>
            </text:list-item>
            <text:list-item>
              <text:p text:style-name="P120">Software ist fertig</text:p>
              <text:list text:continue-numbering="true">
                <text:list-item>
                  <text:p text:style-name="P121">Komponenten Test</text:p>
                  <text:list text:continue-numbering="true">
                    <text:list-item>
                      <text:p text:style-name="P122">Platine</text:p>
                      <text:list text:continue-numbering="true">
                        <text:list-item>
                          <text:p text:style-name="P123">Einzel Komponenten Tests</text:p>
                        </text:list-item>
                        <text:list-item>
                          <text:p text:style-name="P124">Gruppen Komponenten Tests</text:p>
                        </text:list-item>
                        <text:list-item>
                          <text:p text:style-name="P125">Einfache Fahrroutiene</text:p>
                        </text:list-item>
                      </text:list>
                    </text:list-item>
                    <text:list-item>
                      <text:p text:style-name="P126">LiDAR</text:p>
                      <text:list text:continue-numbering="true">
                        <text:list-item>
                          <text:p text:style-name="P127">Laser liefert Abstandes werte</text:p>
                        </text:list-item>
                        <text:list-item>
                          <text:p text:style-name="P128">Servo dreht richtig</text:p>
                        </text:list-item>
                        <text:list-item>
                          <text:p text:style-name="P129">Daten sind ab speicherbar</text:p>
                        </text:list-item>
                      </text:list>
                    </text:list-item>
                    <text:list-item>
                      <text:p text:style-name="P130">Webseite</text:p>
                      <text:list text:continue-numbering="true">
                        <text:list-item>
                          <text:p text:style-name="P131">Daten in Tabelle</text:p>
                        </text:list-item>
                        <text:list-item>
                          <text:p text:style-name="P132">Daten darstellen (Skizze)</text:p>
                        </text:list-item>
                        <text:list-item>
                          <text:p text:style-name="P133">Manuelle Steuerung</text:p>
                          <text:list text:continue-numbering="true">
                            <text:list-item>
                              <text:p text:style-name="P134">Joystick</text:p>
                            </text:list-item>
                            <text:list-item>
                              <text:p text:style-name="P135">Fahr zu punkt</text:p>
                            </text:list-item>
                          </text:list>
                        </text:list-item>
                        <text:list-item>
                          <text:p text:style-name="P136">Schön machen</text:p>
                        </text:list-item>
                      </text:list>
                    </text:list-item>
                  </text:list>
                </text:list-item>
                <text:list-item>
                  <text:p text:style-name="P137">Gruppen Test</text:p>
                  <text:list text:continue-numbering="true">
                    <text:list-item>
                      <text:p text:style-name="P138">Einfache Fahrroutiene plus scannen und darstellen</text:p>
                    </text:list-item>
                    <text:list-item>
                      <text:p text:style-name="P139">Punkt anfahren</text:p>
                    </text:list-item>
                    <text:list-item>
                      <text:p text:style-name="P140">Ruhe Task (Leds?)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/>
    </style:style>
    <style:style style:name="NichtaufgelösteErwähnung" style:display-name="Nicht aufgelöste Erwähnung" style:family="text" style:parent-style-name="Absatz-Standardschriftart">
      <style:text-properties fo:color="#605E5C" fo:background-color="#E1DFDD"/>
    </style:style>
    <style:style style:name="BesuchterLink" style:display-name="BesuchterLink" style:family="text" style:parent-style-name="Absatz-Standardschriftart">
      <style:text-properties fo:color="#954F72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6LVL1" style:family="text">
      <style:text-properties style:font-name="Wingdings" style:font-name-asian="Calibri" style:font-name-complex="Times New Roman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Wingdings" style:font-name-asian="Calibri" style:font-name-complex="Times New Roman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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hilo Reinhard</meta:initial-creator>
    <dc:creator>Tom Seiffert</dc:creator>
    <meta:creation-date>2021-04-11T12:02:00Z</meta:creation-date>
    <dc:date>2021-04-11T12:03:00Z</dc:date>
    <meta:template xlink:href="Normal.dotm" xlink:type="simple"/>
    <meta:editing-cycles>2</meta:editing-cycles>
    <meta:editing-duration>PT0S</meta:editing-duration>
    <meta:document-statistic meta:page-count="7" meta:paragraph-count="10" meta:word-count="716" meta:character-count="5217" meta:row-count="37" meta:non-whitespace-character-count="4511"/>
  </office:meta>
</office:document-meta>
</file>